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list-style-name="L3"/>
    <style:style style:name="P16"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bs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18"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c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a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text:span text:style-name="T1">CLIENT</text:span></text:p></draw:text-box></draw:frame></text:p>
      <text:p text:style-name="Text_20_body"><draw:frame text:anchor-type="paragraph" draw:z-index="65" draw:style-name="gr21" draw:text-style-name="P10" svg:width="1.063in" svg:height="0.5941in" svg:x="5.5992in" svg:y="2.9953in"><draw:text-box><text:p><text:span text:style-name="T1">SERVER</text:span></text:p></draw:text-box></draw:frame><draw:frame text:anchor-type="paragraph" draw:z-index="64" draw:style-name="gr22" draw:text-style-name="P10" svg:width="0.9378in" svg:height="0.7823in" svg:x="5.6098in" svg:y="4.9638in"><draw:text-box><text:p><text:span text:style-name="T1">NODES (daemon + 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 (if needed?)</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i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See <text:s/>also: <text:s/>Image Import Section</text:p>
      <text:p text:style-name="P7"/>
      <text:p text:style-name="P7">By default, puppetmaster gets all configuration information from the manifest, a file specified in the puppet configuration. Application or appliance-specific manifest segments are included in the main site-wide manifest file. Although the manifest may also include node-to-class mappings, this mapping can also be provided by a separate program specified in the puppet configuration. sm_get_puppet_node.py <text:s/>generates a list of puppet classes for a given node by accessing the <text:s/>backend Python service modules directly (as opposed to going through the XMLRPC API). Since the Python modules are being called directly, puppetmaster and the SM backend service must be run on the same host – if remote operation is required at some point, sm_get_puppet_nodes could be rewritten to use the XMLRPC api.</text:p>
      <text:p text:style-name="P7">The puppet node-to-class mapping is maintained internally by Shadow Manager. Each image profile maintains the default list of default puppet classes for any node (Machine or Deployment) associated with that image. In addition, this can be overridden on a per-node basis. For both Machines and Deployments, puppet classes can be added or removed from the default list.</text:p>
      <text:p text:style-name="P7">The backend api accessed by sm_get_puppet_node works as follows. Puppetmaster will invoke sm_get_puppet_node with a specific node name (hostname). The list of machines will be queried to determine whether there's a machine with a matching address. If there is, the default puppet classes for that machine's image will be taken, modified as appropriate from the per-machine overrides, and this list of puppet classes will be returned. If there are no matching machines, the deployments will be checked (FIXME: once deployments have hostname/address metadata added) and the same process will be followed.</text:p>
      <text:p text:style-name="P7">In order to tell puppetmaster to use sm_get_puppet_node.py, the following line should be added to the '[puppet]' section of /etc/puppet/puppetmasterd.conf:</text:p>
      <text:p text:style-name="P7"><text:s text:c="4"/>external_nodes = /installed/path/to/sm_get_puppet_node.py</text:p>
      <text:p text:style-name="P7">Most of the server side puppet setup can be done by the sm_import tool (which may eventually have a WUI equivalent around it). </text:p>
      <text:p text:style-name="P7">Initial startup/certificate generation is described in the registration section below.</text:p>
      <text:p text:style-name="P7">Individual running instances will check in with Puppet directly, independe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with the following directory structure:</text:p>
      <text:p text:style-name="P7"><text:tab/>profile.xml – includes metadata needed for adding to SM database.</text:p>
      <text:p text:style-name="P7"><text:tab/>manifests/*.pp <text:s/>-- includes puppet manifests, can be named anything</text:p>
      <text:p text:style-name="P7"><text:tab/>files/* -- includes data files referenced by manifests</text:p>
      <text:p text:style-name="P7"><text:tab/>templates/* -- includes templates referenced by manifests</text:p>
      <text:p text:style-name="P7"/>
      <text:p text:style-name="P7">profile.xml content should be in the following form:</text:p>
      <text:p text:style-name="P13"><text:tab/>&lt;?xml version='1.0' encoding='utf-8'?&gt;</text:p>
      <text:p text:style-name="P13"><text:tab/>&lt;appliance-container&gt;</text:p>
      <text:p text:style-name="P13"><text:tab/><text:tab/>&lt;name&gt;mycontainerappliance&lt;/name&gt;</text:p>
      <text:p text:style-name="P13"><text:tab/><text:tab/>&lt;version&gt;1&lt;/version&gt;</text:p>
      <text:p text:style-name="P13"><text:tab/><text:tab/>&lt;distribution&gt;var_www_cobbler_ks_mirror_FC-6_GOLD_i386_os_images_pxeboot&lt;/distribution&gt;</text:p>
      <text:p text:style-name="P13"><text:tab/><text:tab/>&lt;virt_storage_size&gt;10000000&lt;/virt_storage_size&gt;</text:p>
      <text:p text:style-name="P13"><text:tab/><text:tab/>&lt;virt_ram&gt;1000000&lt;/virt_ram&gt;</text:p>
      <text:p text:style-name="P13"><text:tab/><text:tab/>&lt;kickstart_metadata&gt;&lt;/kickstart_metadata&gt;</text:p>
      <text:p text:style-name="P13"><text:tab/><text:tab/>&lt;kernel_options&gt;&lt;/kernel_options&gt;</text:p>
      <text:p text:style-name="P13"><text:tab/><text:tab/>&lt;valid_targets&gt;is_baremetal&lt;/valid_targets&gt;</text:p>
      <text:p text:style-name="P13"><text:tab/><text:tab/>&lt;is_container&gt;1&lt;/is_container&gt;</text:p>
      <text:p text:style-name="P13"><text:tab/><text:tab/>&lt;puppet_classes&gt;class1 class2&lt;/puppet_classes&gt;</text:p>
      <text:p text:style-name="P13"><text:tab/>&lt;/appliance-container&gt;</text:p>
      <text:p text:style-name="P13"/>
      <text:p text:style-name="P7">Each execution of the sm_import tool will do the following:</text:p>
      <text:p text:style-name="P7"><text:tab/>Use the XML data to insert a row into the images database IF it's not already imported. If the row already exists, then update it.</text:p>
      <text:p text:style-name="P7"><text:tab/>Import the manifests to /var/lib/shadowmanager/profiles/$image-id/manifests/*</text:p>
      <text:p text:style-name="P7"><text:tab/>Import the data files to /var/lib/shadowmanager/profiles/$image-id/data/*</text:p>
      <text:p text:style-name="P7"><text:tab/>Update the site-wide puppet manifest as necessary</text:p>
      <text:p text:style-name="P7"><text:tab/>Update the puppet fileserver configuration as necessary</text:p>
      <text:p text:style-name="P7"/>
      <text:p text:style-name="P7">The puppet integration is somewhat dependent upon how the puppet module functionality is put in place. The puppet bits above are very similar to the proposed puppet module design.</text:p>
      <text:p text:style-name="P7">NOTE: <text:s/>this can only be run after the initial “shadow import”, because distributions are needed in order to import image profiles.</text:p>
      <text:p text:style-name="P7"/>
      <text:h text:style-name="P6" text:outline-level="2">How Registration Works</text:h>
      <text:p text:style-name="P14"/>
      <text:p text:style-name="P7">FIXME: <text:s text:c="2"/>Incomplete and probably wrong in a few places, please correct...</text:p>
      <text:p text:style-name="P7"/>
      <text:p text:style-name="P7">Registration token values get created when a new machine or deployment is added in the WUI (in which case, the initial values for the machine only contain the image it will run and it's MAC address for PXE) or when a registration token, unaffiliated with a machine, is created. <text:s text:c="2"/>Registration tokens are used in lieu of usernames/passwords when registering a box and only allow certain functions on the backend (dealing with registration) to be called.</text:p>
      <text:p text:style-name="P7"/>
      <text:p text:style-name="P7">The registration tool is invoked on the client either by kickstart (PXE) or directly (manual enslavement).</text:p>
      <text:p text:style-name="P7"/>
      <text:p text:style-name="P7">Syntax is roughly equivalent to:</text:p>
      <text:p text:style-name="P7"/>
      <text:p text:style-name="P7">sm_register $regtoken --reprovision</text:p>
      <text:p text:style-name="P7"/>
      <text:p text:style-name="P7">If the registration token is affiliated with an image, the following will happen:</text:p>
      <text:p text:style-name="P7"/>
      <text:p text:style-name="P7"><text:tab/>-- registration script collects inventory details/capabilities </text:p>
      <text:p text:style-name="P7"><text:tab/>-- script makes RPC call to server to add/update the machine table</text:p>
      <text:p text:style-name="P7"><text:tab/>-- the server will also generate a per-system kickstart at this time.</text:p>
      <text:p text:style-name="P7"><text:tab/>-- the server calls cobbler_sync</text:p>
      <text:p text:style-name="P7"><text:tab/>-- registration script invokes koan –replace-self –system=MAC_ADDRESS</text:p>
      <text:p text:style-name="P7"><text:tab/>-- the kickstart generated contains a call to ....</text:p>
      <text:p text:style-name="P7"><text:tab/><text:tab/>sm_register $regtoken –update</text:p>
      <text:p text:style-name="P7"/>
      <text:p text:style-name="P7">Once called from the kickstart (sm_register $regtoken --update), registration token does the following:</text:p>
      <text:p text:style-name="P7"/>
      <text:p text:style-name="P7"><text:tab/>-- updates inventory details/capabilities (and possibly sets an “I'm ready” flag)</text:p>
      <text:p text:style-name="P7"><text:tab/>-- configures and starts puppetd to request cert</text:p>
      <text:p text:style-name="P7"><text:tab/>-- makes XMLRPC call to server (server runs puppetca to make cert)</text:p>
      <text:p text:style-name="P7"><text:tab/>-- other configuration as needed</text:p>
      <text:p text:style-name="P7"/>
      <text:p text:style-name="P7">NOTE: <text:s text:c="2"/>it would be nice if kickstarts also contained a start-done flag, similar to what cobbler does, so we can tell when it's safe to call cobbler_sync. <text:s text:c="2"/>This may negatively affect parallelism during deployment.</text:p>
      <text:h text:style-name="P6" text:outline-level="2">How <text:s/>Initial Setup of ShadowManager works</text:h>
      <text:h text:style-name="Heading_20_2" text:outline-level="2"/>
      <text:p text:style-name="Text_20_body">ShadowManager uses Cobbler for it's provisioning support. <text:s text:c="2"/>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5">User edits /var/lib/shadowmanager/settings to taste</text:p>
        </text:list-item>
        <text:list-item>
          <text:p text:style-name="P15">One of these settings is a list of rsync mirrors to copy distribution trees from</text:p>
        </text:list-item>
        <text:list-item>
          <text:p text:style-name="P15">User runs “shadow.py import” to rsync one or more distributions, this step CAN be repeated later to add more.</text:p>
        </text:list-item>
        <text:list-item>
          <text:p text:style-name="P15">SM then automatically configures cobbler and user does not run any cobbler commands again.</text:p>
        </text:list-item>
        <text:list-item>
          <text:p text:style-name="P15">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to first (A) map the SM database into the cobbler database, and (B) run the cobbler sync command. <text:s/></text:p>
      <text:p text:style-name="Text_20_body">From there, any machine is set up to PXE via cobbler, or can manually check in and reprovision via registration. <text:s text:c="4"/>Deployments (which are virtual) are to be invoked by the node daemon, who will run koan on the remote machine when recei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6">shadowmanager-wui <text:s/>(could be installed on another box, technically...)</text:p>
        </text:list-item>
        <text:list-item>
          <text:p text:style-name="P16">shadowmanager-backend: <text:s text:c="2"/>Taskatron and Shadow Service, plus sm_import tool</text:p>
        </text:list-item>
        <text:list-item>
          <text:p text:style-name="P16">shadowmanager-cli (??)</text:p>
        </text:list-item>
        <text:list-item>
          <text:p text:style-name="P16">Cobbler (shadowmanager-backend requires cobbler)</text:p>
        </text:list-item>
        <text:list-item>
          <text:p text:style-name="P16">shadowmanager-puppet-node-tool (unless this is merged in with another rpm)</text:p>
        </text:list-item>
        <text:list-item>
          <text:p text:style-name="P16">Others? </text:p>
        </text:list-item>
      </text:list>
      <text:p text:style-name="Text_20_body"/>
      <text:p text:style-name="Text_20_body">MISC:</text:p>
      <text:p text:style-name="Text_20_body"/>
      <text:p text:style-name="Text_20_body">NODE RPMS:</text:p>
      <text:list text:style-name="L4">
        <text:list-item text:start-value="1">
          <text:p text:style-name="P16">shadowmanager-nodes:</text:p>
          <text:list>
            <text:list-item>
              <text:p text:style-name="P16">Node Daemon</text:p>
            </text:list-item>
            <text:list-item>
              <text:p text:style-name="P16">sm_register</text:p>
            </text:list-item>
            <text:list-item>
              <text:p text:style-name="P16">Requires: <text:s/>Puppet</text:p>
            </text:list-item>
          </text:list>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6T13:41:15</meta:creation-date>
    <dc:date>2007-02-13T10:17:23</dc:date>
    <dc:language>en-US</dc:language>
    <meta:editing-cycles>17</meta:editing-cycles>
    <meta:editing-duration>PT23H5M39S</meta:editing-duration>
    <meta:user-defined meta:name="Info 1"/>
    <meta:user-defined meta:name="Info 2"/>
    <meta:user-defined meta:name="Info 3"/>
    <meta:user-defined meta:name="Info 4"/>
    <meta:document-statistic meta:table-count="0" meta:image-count="0" meta:object-count="0" meta:page-count="17" meta:paragraph-count="132" meta:word-count="2081" meta:character-count="12981"/>
  </office:meta>
</office:document-meta>
</file>